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onPositiveIntegerImpl.XmlNonPositiveInteger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NonPositiveIntegerImpl.XmlNonPositiveInteg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